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MT" svg:font-family="ArialMT" style:font-family-generic="swiss"/>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20pt" fo:font-style="italic" fo:font-weight="bold" style:font-size-asian="20pt" style:font-style-asian="italic" style:font-weight-asian="bold" style:font-size-complex="20pt" style:font-style-complex="italic" style:font-weight-complex="bold"/>
    </style:style>
    <style:style style:name="P3" style:family="paragraph" style:parent-style-name="Standard">
      <style:text-properties style:font-name="Arial" fo:font-size="14pt" style:font-size-asian="14pt" style:font-size-complex="14pt"/>
    </style:style>
    <style:style style:name="P4" style:family="paragraph" style:parent-style-name="Standard">
      <style:paragraph-properties fo:text-align="center" style:justify-single-word="false"/>
      <style:text-properties style:font-name="Arial" fo:font-size="14pt" style:font-size-asian="14pt" style:font-size-complex="14pt"/>
    </style:style>
    <style:style style:name="P5" style:family="paragraph" style:parent-style-name="Standard">
      <style:text-properties style:font-name="Arial" fo:font-size="14pt" fo:font-weight="bold" style:font-size-asian="14pt" style:font-weight-asian="bold" style:font-size-complex="14pt" style:font-weight-complex="bold"/>
    </style:style>
    <style:style style:name="P6" style:family="paragraph" style:parent-style-name="Standard">
      <style:text-properties style:font-name="Arial" fo:font-size="13pt" style:font-size-asian="13pt" style:font-size-complex="13pt"/>
    </style:style>
    <style:style style:name="P7" style:family="paragraph" style:parent-style-name="Standard">
      <style:paragraph-properties fo:text-align="center" style:justify-single-word="false"/>
      <style:text-properties style:font-name="Arial" fo:font-size="18pt" style:font-size-asian="18pt" style:font-size-complex="18pt"/>
    </style:style>
    <style:style style:name="P8" style:family="paragraph" style:parent-style-name="Standard" style:master-page-name="Standard">
      <style:paragraph-properties fo:text-align="center" style:justify-single-word="false" style:page-number="auto"/>
      <style:text-properties style:font-name="Arial" fo:font-size="26pt" fo:font-weight="bold" style:font-size-asian="26pt" style:font-weight-asian="bold" style:font-size-complex="26pt" style:font-weight-complex="bold"/>
    </style:style>
    <style:style style:name="P9" style:family="paragraph" style:parent-style-name="Standard">
      <style:text-properties style:font-name="Arial"/>
    </style:style>
    <style:style style:name="T1" style:family="text">
      <style:text-properties fo:font-size="14pt" style:font-size-asian="14pt" style:font-size-complex="14pt"/>
    </style:style>
    <style:style style:name="T2" style:family="text">
      <style:text-properties fo:font-size="14pt" fo:font-style="italic" style:font-size-asian="14pt" style:font-style-asian="italic" style:font-size-complex="14pt" style:font-style-complex="italic"/>
    </style:style>
    <style:style style:name="T3" style:family="text">
      <style:text-properties fo:font-size="14pt" fo:font-style="normal" style:font-size-asian="14pt" style:font-style-asian="normal" style:font-size-complex="14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azeMode Manual</text:p>
      <text:p text:style-name="P7">Version 1.0.0-dev1 - Last Updated December 10, 2010</text:p>
      <text:p text:style-name="P4"/>
      <text:p text:style-name="P2">Game Objective</text:p>
      <text:p text:style-name="P3">The overall goal of the game is to find and enter the finish for the particular Maze being solved. Since you can make your own Mazes, the exact way this is accomplished differs from Maze to Maze.</text:p>
      <text:p text:style-name="P3"/>
      <text:p text:style-name="P2">Term Definitions</text:p>
      <text:p text:style-name="P3">Rows and Columns refer to the horizontal and vertical lines of squares making up the Maze Grid. Floors are stacks of Row/Column Grids. Levels are stacks of Floors. Finally, every Maze has 2 Layers - the Ground Layer (where Grass, Tile, and other types of ground belong) and the Object Layer (where everything else belongs). Levels in a MazeMode maze file are treated as distinct Mazes in their own right, with individual start points and finishes.</text:p>
      <text:p text:style-name="P6"/>
      <text:p text:style-name="P2">Menu Overview</text:p>
      <text:p text:style-name="P5">File</text:p>
      <text:p text:style-name="P1"><text:span text:style-name="T2">New</text:span><text:span text:style-name="T1">: Creates a new Maze. You can specify its dimensions. Rows and Columns cannot be less than 8 squares nor greater than 128 squares, and Floors not less than 1 nor greater than 16. A new Maze always starts with 1 Level - more can be added later.</text:span></text:p>
      <text:p text:style-name="P1"><text:span text:style-name="T2">Open…</text:span><text:span text:style-name="T1">: Opens an existing Maze.</text:span></text:p>
      <text:p text:style-name="P1"><text:span text:style-name="T2">Open Recent…: </text:span><text:span text:style-name="T3">Opens an existing Maze that has been recently used.</text:span></text:p>
      <text:p text:style-name="P1"><text:span text:style-name="T2">Close</text:span><text:span text:style-name="T1">: Closes the current Mode Window (Game or Editor, not the current Maze).</text:span></text:p>
      <text:p text:style-name="P1"><text:span text:style-name="T2">Save</text:span><text:span text:style-name="T1">: Saves the current Maze.</text:span></text:p>
      <text:p text:style-name="P1"><text:span text:style-name="T2">Save As</text:span><text:span text:style-name="T1">: Saves the current Maze with a new name.</text:span></text:p>
      <text:p text:style-name="P1"><text:span text:style-name="T2">Print...</text:span><text:span text:style-name="T1">: Prints the contents of the active window to a printer of your choosing.</text:span></text:p>
      <text:p text:style-name="P1"><text:span text:style-name="T2">Exit</text:span><text:span text:style-name="T1"> (non-Mac OS X platforms only): Quits the Program. (On Mac OS X, the Quit MazeMode command in the MazeMode menu does the same thing.)</text:span></text:p>
      <text:p text:style-name="P5">Edit</text:p>
      <text:p text:style-name="P1"><text:span text:style-name="T2">Undo</text:span><text:span text:style-name="T1">: Undoes the most recent action. This command is available only in </text:span><text:soft-page-break/><text:span text:style-name="T1">the Editor.</text:span></text:p>
      <text:p text:style-name="P1"><text:span text:style-name="T2">Redo</text:span><text:span text:style-name="T1">: Redoes the most recent action. This command is available only in the Editor.</text:span></text:p>
      <text:p text:style-name="P1"><text:span text:style-name="T2">Cut Level</text:span><text:span text:style-name="T1">: Copies the active Level to the internal clipboard, then removes the Level. Not available if the active Maze has only one Level in it. This command is available only in the Editor. Note that Levels cannot be cut, copied or pasted outside MazeMode.</text:span></text:p>
      <text:p text:style-name="P1"><text:span text:style-name="T2">Copy Level</text:span><text:span text:style-name="T1">: Copies the active Level to the internal clipboard. This command is available only in the Editor. Note that Levels cannot be cut, copied or pasted outside MazeMode.</text:span></text:p>
      <text:p text:style-name="P1"><text:span text:style-name="T2">Paste Level</text:span><text:span text:style-name="T1">: Pastes the clipboard contents into the active Level, overwriting whatever is there, and then redraws the Editor. This command is available only in the Editor. Note that Levels cannot be cut, copied or pasted outside MazeMode.</text:span></text:p>
      <text:p text:style-name="P1"><text:span text:style-name="T2">Insert Level From Clipboard</text:span><text:span text:style-name="T1">: Pastes the clipboard contents into a new Level, appending it to the end of the Maze. This command is available only in the Editor. Note that Levels cannot be cut, copied or pasted outside MazeMode.</text:span></text:p>
      <text:p text:style-name="P1"><text:span text:style-name="T2">Preferences</text:span><text:span text:style-name="T1">: Allows configuration of various Game and Editor Settings. (On Mac OS X, this command is in the MazeMode Menu.)</text:span></text:p>
      <text:p text:style-name="P1"><text:span text:style-name="T2">Clear History</text:span><text:span text:style-name="T1">: Clears the Undo/Redo History, prompting for confirmation first. This command is available only in the Editor.</text:span></text:p>
      <text:p text:style-name="P5">Play</text:p>
      <text:p text:style-name="P1"><text:span text:style-name="T2">Play</text:span><text:span text:style-name="T1">: Allows solving the current Maze.</text:span></text:p>
      <text:p text:style-name="P1"><text:span text:style-name="T2">Edit</text:span><text:span text:style-name="T1">: Allows modifying the current Maze. Note that invoking the Editor after opening a Saved Game will cause the Saved State to be lost.</text:span></text:p>
      <text:p text:style-name="P5">Game</text:p>
      <text:p text:style-name="P1"><text:span text:style-name="T2">Show Inventory</text:span><text:span text:style-name="T1">: Shows all Items you are carrying. This command is only available while solving a Maze.</text:span></text:p>
      <text:p text:style-name="P1"><text:span text:style-name="T2">Use an Item...</text:span><text:span text:style-name="T1">: Allows using anything you’re carrying that can be explicitly used. This command is only available while solving a Maze.</text:span></text:p>
      <text:p text:style-name="P1"><text:span text:style-name="T2">Switch Bow…</text:span><text:span text:style-name="T1">: Allows changing which bow of the ones you possess arrows should be shot from. This command is only available while solving a Maze.</text:span></text:p>
      <text:p text:style-name="P1"><text:span text:style-name="T2">Reset Current Level</text:span><text:span text:style-name="T1">: Resets the current Level of the Maze you’re solving to its unsolved state. This is handy if you get stuck. This command is only available while solving a Maze.</text:span></text:p>
      <text:p text:style-name="P1"><text:span text:style-name="T2">Show Current Score</text:span><text:span text:style-name="T1">: Displays how many Steps you’ve taken so far to solve this Maze. This command is only available while solving a Maze.</text:span></text:p>
      <text:p text:style-name="P1"><text:soft-page-break/><text:span text:style-name="T2">Show Score Table</text:span><text:span text:style-name="T1">: Displays the 10 best Scores for this Maze. If no Scores </text:span><text:span text:style-name="T1">have been recorded yet, all the Names and Scores will have default values. This command is only available while solving a Maze.</text:span></text:p>
      <text:p text:style-name="P5">Editor</text:p>
      <text:p text:style-name="P1"><text:span text:style-name="T2">Go To Location…</text:span><text:span text:style-name="T1">: Prompts for a location, then moves the Editor view to be centered on that location.</text:span></text:p>
      <text:p text:style-name="P1"><text:span text:style-name="T2">Go To Destination…</text:span><text:span text:style-name="T1">: Prompts for a click on a Teleport, then moves the Editor view to be centered on its destination, and draws a destination object at that location, which vanishes as soon as the Editor is redrawn. This command only works on objects with fixed destinations, such as Teleports, Invisible Teleports, One-Shot Teleports, and Invisible One-Shot Teleports. Invoking it on an object with a variable destination, such as a set of stairs, any of the Random Teleports, a Pit, or a Springboard, will not work.</text:span></text:p>
      <text:p text:style-name="P1"><text:span text:style-name="T2">Up One Floor</text:span><text:span text:style-name="T1">, </text:span><text:span text:style-name="T2">Down One Floor</text:span><text:span text:style-name="T1">, </text:span><text:span text:style-name="T2">Up One Level</text:span><text:span text:style-name="T1">, </text:span><text:span text:style-name="T2">Down One Level, Add a Level..., Remove a Level...</text:span><text:span text:style-name="T1">: All these commands work only in the Editor, and are self-explanatory.</text:span></text:p>
      <text:p text:style-name="P1"><text:span text:style-name="T2">Resize Current Level</text:span><text:span text:style-name="T1">: Changes the size of the active Level within the active Maze. This command is available only in the Editor.</text:span></text:p>
      <text:p text:style-name="P1"><text:span text:style-name="T2">Toggle Layer</text:span><text:span text:style-name="T1">: Switches between Ground Layer and Object Layer views. This command is available only in the Editor.</text:span></text:p>
      <text:p text:style-name="P1"><text:span text:style-name="T2">Level Preferences...</text:span><text:span text:style-name="T1">: Opens the Level Preferences dialog, where settings specific to the active Level of the current Maze can be set. This command is available only in the Editor.</text:span></text:p>
      <text:p text:style-name="P1"><text:span text:style-name="T2">Maze Preferences...</text:span><text:span text:style-name="T1">: Opens the Maze Preferences dialog, where settings specific to the current Maze as a whole can be set. This command is available only in the Editor.</text:span></text:p>
      <text:p text:style-name="P1"><text:span text:style-name="T2">Set Start Point…</text:span><text:span text:style-name="T1">: Prompts for a click to set the start point, then moves the Player (if it exists) to that location. This command is available only when the Editor is active, and it is editing the Object Layer. If an attempt is made to set the start point outside the bounds of the Maze, the message "Aim within the maze" will display in the Message Area, and the action will be aborted.</text:span></text:p>
      <text:p text:style-name="P1"><text:span text:style-name="T2">Set First Moving Finish…</text:span><text:span text:style-name="T1">: Prompts for a click to set the location of the first moving finish to activate, then sets the location to the spot clicked on. This command is available only when the Editor is active.</text:span></text:p>
      <text:p text:style-name="P5">Editor: Fill sub-menu</text:p>
      <text:p text:style-name="P3">Note: The first four of the commands in this section are available only in the Editor, can not be undone, and will clear the undo/redo history. The <text:soft-page-break/>remaining two are available only in the Editor.</text:p>
      <text:p text:style-name="P1"><text:span text:style-name="T2">Fill Active Floor</text:span><text:span text:style-name="T1">: Fills the active Floor with the default fill chosen in the the Preferences.</text:span></text:p>
      <text:p text:style-name="P1"><text:span text:style-name="T2">Fill Active Level</text:span><text:span text:style-name="T1">: Fills the active Level with the default fill chosen in the the Preferences.</text:span></text:p>
      <text:p text:style-name="P1"><text:span text:style-name="T2">Fill Active Floor Randomly</text:span><text:span text:style-name="T1">: Fills the active Floor with randomly chosen Objects.</text:span></text:p>
      <text:p text:style-name="P1"><text:span text:style-name="T2">Fill Active Level Randomly</text:span><text:span text:style-name="T1">: Fills the active Level with randomly chosen Objects.</text:span></text:p>
      <text:p text:style-name="P1"><text:span text:style-name="T2">Fill Rule Sets…</text:span><text:span text:style-name="T1">: Opens the Rule Set Picker, where Rule Sets can be defined, created, destroyed, saved, and loaded. Rule Sets influence the random Maze generator.</text:span></text:p>
      <text:p text:style-name="P1"><text:span text:style-name="T2">Use Fill Rule Sets</text:span><text:span text:style-name="T1">: This setting controls whether or not Rule Sets defined are used in random Maze generation. It is checked if it is active, and its value is not saved between program runs.</text:span></text:p>
      <text:p text:style-name="P5">Help</text:p>
      <text:p text:style-name="P1"><text:span text:style-name="T2">Check for Updates...</text:span><text:span text:style-name="T1">: Checks to see if newer versions of the Game are available. Unlike the startup check, this check is NOT done in the background.</text:span></text:p>
      <text:p text:style-name="P1"><text:span text:style-name="T2">Check for Beta Updates...</text:span><text:span text:style-name="T1">: Checks to see if newer beta versions of the Game are available. Only available in beta builds. Unlike the startup check, this check is NOT done in the background.</text:span></text:p>
      <text:p text:style-name="P1"><text:span text:style-name="T2">About MazeMode....</text:span><text:span text:style-name="T1">: Displays the Game’s About Box. (On Mac OS X, this command is in the MazeMode Menu.)</text:span></text:p>
      <text:p text:style-name="P1"><text:span text:style-name="T2">MazeMode Help</text:span><text:span text:style-name="T1">: Displays a window listing all the Objects and a short description of what each one does.</text:span></text:p>
      <text:p text:style-name="P6"/>
      <text:p text:style-name="P2">Preferences Overview</text:p>
      <text:p text:style-name="P1"><text:span text:style-name="T1">The Preferences are divided into four tabs: </text:span><text:span text:style-name="T2">Editor</text:span><text:span text:style-name="T1">, </text:span><text:span text:style-name="T2">Sound, Music, </text:span><text:span text:style-name="T1">and </text:span><text:span text:style-name="T2">Misc</text:span><text:span text:style-name="T1">. </text:span><text:span text:style-name="T2">Editor</text:span><text:span text:style-name="T1"> and </text:span><text:span text:style-name="T2">Sound</text:span><text:span text:style-name="T1"> are for Editor-related and sound-related settings, </text:span><text:span text:style-name="T1">respectively. The </text:span><text:span text:style-name="T2">Music </text:span><text:span text:style-name="T1">tab controls whether or not the background music plays in various parts of the game. The </text:span><text:span text:style-name="T2">Misc.</text:span><text:span text:style-name="T1"> tab has three settings: whether or not to check for updated versions when the Game is started, whether or not to check for updated beta versions at startup (if using a release version, this setting is hidden), and whether or not to operate in One Move at a Time mode.</text:span></text:p>
      <text:p text:style-name="P6"/>
      <text:p text:style-name="P2"><text:soft-page-break/>Controls in the Game</text:p>
      <text:p text:style-name="P5">Moving Around and Identifying Objects</text:p>
      <text:p text:style-name="P3">To move, use the arrow keys - Up, Down, Left, and Right. You can also use the Numeric Keypad, or the so-called "WAXD" configuration: W moves up, A moves left, D moves right, and X moves down. Additionally, diagonal movement is supported with WAXD: Q moves up and left, E moves up and right, Z moves down and left, C moves down and right. If you wish to move diagonally, the Numeric Keypad or the WAXD layout are the only ways to do this. Shift+Click an object to identify it. Its name will be displayed in the Message Area. If, for some reason, you need to make a "pass move" - that is, a do-nothing move, pressing 5 on the Numeric Keypad or the S key achieves this.</text:p>
      <text:p text:style-name="P3"/>
      <text:p text:style-name="P5">Your Health</text:p>
      <text:p text:style-name="P3">In addition to simply trying to find the exit, managing your Health must be done as well. Should you run out for any reason, your game will end. Many things affect your Health, both good and bad. Worse still, the very air in these Mazes is poisonous. The poison will slowly weaken you as you walk around the maze. Its power is displayed in the stats area at the top. If the poison power is None, then there is no poison. Otherwise, it is displayed in units of health taken away per number of steps.</text:p>
      <text:p text:style-name="P3"/>
      <text:p text:style-name="P5">Time Limits</text:p>
      <text:p text:style-name="P3">There may be a time limit, measured in steps, for how long you can take to solve this Level of this Maze. If time runs out, the Level will be automatically solved, and you'll be sent to the next one, as usual.</text:p>
      <text:p text:style-name="P5"/>
      <text:p text:style-name="P5">Shooting Arrows</text:p>
      <text:p text:style-name="P3">To shoot, hold down Alt/Option then use the arrow keys - Up, Down, Left, and Right, use the Numeric Keypad, or the WAXD layout. If you wish to shoot diagonally, the Numeric Keypad or WAXD are the only ways to do this. Various Objects react to getting hit by arrows. You have an unlimited supply of regular arrows. Be careful - if you accidentally shoot yourself with your own arrows, you'll suffer a little damage. This damage is doubled for enchanted arrows.</text:p>
      <text:p text:style-name="P3"/>
      <text:p text:style-name="P5">Shooting Enchanted Arrows</text:p>
      <text:p text:style-name="P1"><text:soft-page-break/><text:span text:style-name="T1">First, activate the enchanted bow you wish to use by choosing </text:span><text:span text:style-name="T2">Switch Bow…</text:span><text:span text:style-name="T1"> from the Game menu. Arrows you shoot will come from the bow you just activated, until you switch again or run out of arrows. Enchanted bows only come with a limited arrow supply, unlike your regular bow.</text:span></text:p>
      <text:p text:style-name="P3"/>
      <text:p text:style-name="P5">Pushing and Pulling</text:p>
      <text:p text:style-name="P3">To push an Object, just move into it. It will also move, if it can. To pull an Object, hold Shift and move AWAY from it. It will follow you, if it can be pulled.</text:p>
      <text:p text:style-name="P3"/>
      <text:p text:style-name="P5">Seeing what you are carrying</text:p>
      <text:p text:style-name="P1"><text:span text:style-name="T1">To see what Items (if any) you have in your possession, choose </text:span><text:span text:style-name="T2">Show Inventory</text:span><text:span text:style-name="T1"> from the </text:span><text:span text:style-name="T2">Game</text:span><text:span text:style-name="T1"> menu. A dialog box will appear, listing everything you can carry and what quantity you have.</text:span></text:p>
      <text:p text:style-name="P3"/>
      <text:p text:style-name="P5">Using Items you are carrying</text:p>
      <text:p text:style-name="P1"><text:span text:style-name="T1">To use something you’re carrying that can be explicitly used (such as a Wand), choose </text:span><text:span text:style-name="T2">Use an Item...</text:span><text:span text:style-name="T1"> from the </text:span><text:span text:style-name="T2">Game </text:span><text:span text:style-name="T1">Menu. This will bring up a </text:span><text:span text:style-name="T1">dialog listing what usable Items you have, as well as their quantities and uses - choose which one to use and click the </text:span><text:span text:style-name="T2">OK</text:span><text:span text:style-name="T1"> button. A prompt will appear in the Message Area at the top: “</text:span><text:span text:style-name="T2">Click to set target</text:span><text:span text:style-name="T1">”. Click the </text:span><text:span text:style-name="T1">square in the Maze where you wish the Item’s effect to occur, and it will be activated. If you realize you didn’t want to use something after all, press </text:span><text:span text:style-name="T2">Escape</text:span><text:span text:style-name="T1">, and the action will be cancelled. If you try to use an Item but fail </text:span><text:span text:style-name="T1">(for example, because the requirements for the target square were not </text:span><text:span text:style-name="T1">met), a message will appear in the Message Area indicating what went </text:span><text:span text:style-name="T1">wrong.</text:span></text:p>
      <text:p text:style-name="P3"/>
      <text:p text:style-name="P3">Not all Items can be explicitly used in this way. Items that show up in the Inventory Dialog but not in the Use Dialog are used automatically when needed.</text:p>
      <text:p text:style-name="P3"/>
      <text:p text:style-name="P5">Effects</text:p>
      <text:p text:style-name="P3">Various Objects in the Maze give effects when stepped on or picked up. These effects, along with their durations, will be displayed in the bottom pane. If no effects are currently active, the bottom pane will be collapsed. Effects can be either beneficial or detrimental.</text:p>
      <text:p text:style-name="P3"/>
      <text:p text:style-name="P5"><text:soft-page-break/>Getting Help</text:p>
      <text:p text:style-name="P1"><text:span text:style-name="T1">To find out what all the Objects do, choose </text:span><text:span text:style-name="T2">MazeMode Help</text:span><text:span text:style-name="T1"> from the </text:span><text:span text:style-name="T2">Help</text:span><text:span text:style-name="T1"> menu. This will bring up a window that you can leave open while playing the game, listing each Object and a short description of how it works.</text:span></text:p>
      <text:p text:style-name="P3"/>
      <text:p text:style-name="P2">Controls in the Editor</text:p>
      <text:p text:style-name="P5">Moving Around and Identifying Objects</text:p>
      <text:p text:style-name="P1"><text:span text:style-name="T1">To move the view around, drag the scroll bars on the left. To see more Objects to place, drag the scroll bars on the right. To change Floors and/or Levels, use the </text:span><text:span text:style-name="T2">Up One Floor</text:span><text:span text:style-name="T1">, </text:span><text:span text:style-name="T2">Up One Level</text:span><text:span text:style-name="T1">, </text:span><text:span text:style-name="T2">Down One Floor</text:span><text:span text:style-name="T1">, and </text:span><text:span text:style-name="T2">Down One Level</text:span><text:span text:style-name="T1"> items in the </text:span><text:span text:style-name="T2">Edit</text:span><text:span text:style-name="T1"> menu. Shift+Click an object in the maze to identify it. Its name, along with any additional properties it has and the values of those properties, will be displayed in the Message Area.</text:span></text:p>
      <text:p text:style-name="P3"/>
      <text:p text:style-name="P5">Placing Objects</text:p>
      <text:p text:style-name="P1"><text:span text:style-name="T1">To place an Object, first select one in the right pane. Then, click the location in the Maze where you want the Object to go. If you need to change layers in order to place Objects, this can be done via the </text:span><text:span text:style-name="T2">Toggle </text:span><text:span text:style-name="T2">Layer</text:span><text:span text:style-name="T1"> option in the Editor menu.</text:span></text:p>
      <text:p text:style-name="P3"/>
      <text:p text:style-name="P5">Modifying The Maze Dimensions</text:p>
      <text:p text:style-name="P1"><text:span text:style-name="T1">Mazes can gain or lose Levels as they are edited. To add a new Level to a </text:span><text:span text:style-name="T1">Maze, choose </text:span><text:span text:style-name="T2">Add a Level...</text:span><text:span text:style-name="T1"> from the </text:span><text:span text:style-name="T2">Edit</text:span><text:span text:style-name="T1"> menu. You will be prompted for </text:span><text:span text:style-name="T1">the dimensions of the new Level. Likewise, removing Levels can be accomplished via the </text:span><text:span text:style-name="T2">Remove a Level...</text:span><text:span text:style-name="T1"> item in the Edit menu. You’ll be prompted for the Level number to remove. Note that if you remove the current Level, you’ll be sent to Level 1. The active Level can be resized, too - via the </text:span><text:span text:style-name="T2">Resize Current Level…</text:span><text:span text:style-name="T1"> option in the Editor menu. Note that </text:span><text:span text:style-name="T1">resizing a Level affects ALL Floors of that Level.</text:span></text:p>
      <text:p text:style-name="P3"/>
      <text:p text:style-name="P5">Setting Object Properties</text:p>
      <text:p text:style-name="P1"><text:span text:style-name="T1">To set the properties of an Object, if it has any, hold the Option (or Alt) key and click the Object in the Maze Pane on the left. If it has properties you can set, a dialog or a message will appear. If it has no properties, the message “</text:span><text:span text:style-name="T2">This object has no properties</text:span><text:span text:style-name="T1">” will appear in the Message Area. Most Teleports will generate a message that says “</text:span><text:span text:style-name="T2">Click to set destination</text:span><text:span text:style-name="T1">” - this is exactly like using an Item. Click the spot where you want the </text:span><text:soft-page-break/><text:span text:style-name="T1">destination to be. If you’d like the destination to be on a Floor other than the current one, you can change Floors before clicking. Random Teleports will generate a dialog asking for the Random Row and Column radii. Pressing </text:span><text:span text:style-name="T2">Escape</text:span><text:span text:style-name="T1"> will cancel setting properties.</text:span></text:p>
      <text:p text:style-name="P3"/>
      <text:p text:style-name="P5">Setting Maze and Level Preferences</text:p>
      <text:p text:style-name="P1"><text:span text:style-name="T1">To set preferences for a Level, or the entire Maze, select the </text:span><text:span text:style-name="T2">Level Preferences… </text:span><text:span text:style-name="T1">or </text:span><text:span text:style-name="T2">Maze Preferences…</text:span><text:span text:style-name="T1"> commands from the Editor menu, as appropriate. Levels have several settings, including wraparound, a title, messages, poison power, and a time limit. Mazes also have several settings, including the Level to start at, a title, and messages.</text:span></text:p>
      <text:p text:style-name="P3"/>
      <text:p text:style-name="P5">Defining Rule Sets</text:p>
      <text:p text:style-name="P3">Rule Sets influence how the random Maze generator generates mazes. They are managed from the Rule Set Picker. To use the Rule Set Picker, select an Object to work with from the pick list, then click the button for the action desired. Five actions are defined: Create, Destroy, Edit, Load, and Save. Load and Save operate on the entire set, while Create, Destroy, and Edit operate on individual rules. Rules can specify various restrictions on how many Objects should be generated of a specific type, and can also make the Object the Rule acts on required or not requ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MT" svg:font-family="ArialMT" style:font-family-generic="swiss"/>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rialMT" fo:font-size="12pt" fo:language="en" fo:country="US" style:font-name-asian="ArialMT" style:font-size-asian="12pt" style:language-asian="zh" style:country-asian="CN" style:font-name-complex="ArialM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25in" fo:margin-bottom="1.25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sahnell</meta:initial-creator>
    <dc:date>2010-12-11T15:37:46</dc:date>
    <dc:creator>Eric Ahnell</dc:creator>
    <meta:generator>OpenOffice.org/3.2$Unix OpenOffice.org_project/320m18$Build-9502</meta:generator>
    <meta:editing-duration>PT00H27M29S</meta:editing-duration>
    <meta:editing-cycles>23</meta:editing-cycles>
    <meta:document-statistic meta:table-count="0" meta:image-count="0" meta:object-count="0" meta:page-count="8" meta:paragraph-count="95" meta:word-count="2653" meta:character-count="14915"/>
  </office:meta>
</office:document-meta>
</file>